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7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Luka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King Size Theme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Trikotsatz Xandi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string">
            <text:p>Roxima Theme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string">
            <text:p>Logoentwurf</text:p>
          </table:table-cell>
          <table:table-cell office:value-type="float" office:value="1500">
            <text:p>1500</text:p>
          </table:table-cell>
          <table:table-cell office:value-type="string">
            <text:p>Tauschgeschäft mit Klink</text:p>
          </table:table-cell>
        </table:table-row>
        <table:table-row table:style-name="ro1">
          <table:table-cell office:value-type="string">
            <text:p>Drucksachen</text:p>
          </table:table-cell>
          <table:table-cell office:value-type="float" office:value="1250">
            <text:p>1250</text:p>
          </table:table-cell>
          <table:table-cell/>
        </table:table-row>
        <table:table-row table:style-name="ro1">
          <table:table-cell office:value-type="string">
            <text:p>Domains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string">
            <text:p>Versicherung VC Hünenbach</text:p>
          </table:table-cell>
          <table:table-cell office:value-type="float" office:value="-450">
            <text:p>-450</text:p>
          </table:table-cell>
          <table:table-cell/>
        </table:table-row>
        <table:table-row table:style-name="ro1">
          <table:table-cell office:value-type="string">
            <text:p>Unterschrift Notar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Auszug Niederlassung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Domainverlängerungen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WP Plugin WP Rocket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string">
            <text:p>Porto Flyerversand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Domains 2017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Fotos Shop</text:p>
          </table:table-cell>
          <table:table-cell office:value-type="float" office:value="400">
            <text:p>400</text:p>
          </table:table-cell>
          <table:table-cell/>
        </table:table-row>
        <table:table-row table:style-name="ro1">
          <table:table-cell office:value-type="string">
            <text:p>Miete Villa Maeva</text:p>
          </table:table-cell>
          <table:table-cell office:value-type="float" office:value="-1380">
            <text:p>-1380</text:p>
          </table:table-cell>
          <table:table-cell/>
        </table:table-row>
        <table:table-row table:style-name="ro1">
          <table:table-cell office:value-type="string">
            <text:p>CDA1 201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string">
            <text:p>Ligurien 2017</text:p>
          </table:table-cell>
          <table:table-cell office:value-type="float" office:value="385">
            <text:p>385</text:p>
          </table:table-cell>
          <table:table-cell/>
        </table:table-row>
        <table:table-row table:style-name="ro1">
          <table:table-cell office:value-type="string">
            <text:p>CDA1 201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2">
          <table:table-cell office:value-type="string">
            <text:p>Domainverlängerungen Mai 17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SUM([.B3:.B22])" office:value-type="float" office:value="3050">
            <text:p>3050</text:p>
          </table:table-cell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2.05.2017</text:date>, <text:time>07:36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3-07T10:14:22</meta:creation-date>
    <dc:date>2017-05-02T07:36:32</dc:date>
    <meta:editing-duration>PT00H10M40S</meta:editing-duration>
    <meta:editing-cycles>12</meta:editing-cycles>
    <meta:generator>NeoOffice/3.2015.10_Classic_Edition$Unix OpenOffice.org_project/Patch 0</meta:generator>
    <meta:document-statistic meta:table-count="3" meta:cell-count="41" meta:object-count="0"/>
  </office:meta>
</office:document-meta>
</file>